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e26c" officeooo:paragraph-rsid="000be26c"/>
    </style:style>
    <style:style style:name="P2" style:family="paragraph" style:parent-style-name="Standard">
      <style:text-properties style:text-underline-style="none" officeooo:rsid="000be26c" officeooo:paragraph-rsid="000be2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email:</text:p>
      <text:p text:style-name="P2">username: akshara5</text:p>
      <text:p text:style-name="P2">e-mail id : <text:a xlink:type="simple" xlink:href="mailto:kbakshara5@gmail.com">kbakshara5@gmail.com</text:a></text:p>
      <text:p text:style-name="P2">password :70346429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4:51:37.006945897</meta:creation-date>
    <dc:date>2018-03-16T04:53:38.192657138</dc:date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80" meta:non-whitespace-character-count="74"/>
    <meta:generator>LibreOffice/4.2.4.2$Linux_x86 LibreOffice_project/420m0$Build-2</meta:generator>
  </office:meta>
</office:document-meta>
</file>